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08</text:p>
          </table:table-cell>
          <table:table-cell office:value-type="float" office:value="0.168797" calcext:value-type="float">
            <text:p>0.168797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09</text:p>
          </table:table-cell>
          <table:table-cell office:value-type="float" office:value="0.519994" calcext:value-type="float">
            <text:p>0.519994</text:p>
          </table:table-cell>
          <table:table-cell office:value-type="float" office:value="1.889182" calcext:value-type="float">
            <text:p>1.889182</text:p>
          </table:table-cell>
          <table:table-cell office:value-type="float" office:value="0" calcext:value-type="float">
            <text:p>0</text:p>
          </table:table-cell>
          <table:table-cell office:value-type="float" office:value="1354257" calcext:value-type="float">
            <text:p>13542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0</text:p>
          </table:table-cell>
          <table:table-cell office:value-type="float" office:value="0.495512" calcext:value-type="float">
            <text:p>0.495512</text:p>
          </table:table-cell>
          <table:table-cell office:value-type="float" office:value="2.600478" calcext:value-type="float">
            <text:p>2.600478</text:p>
          </table:table-cell>
          <table:table-cell office:value-type="float" office:value="0" calcext:value-type="float">
            <text:p>0</text:p>
          </table:table-cell>
          <table:table-cell office:value-type="float" office:value="2317305" calcext:value-type="float">
            <text:p>23173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1</text:p>
          </table:table-cell>
          <table:table-cell office:value-type="float" office:value="0.518464" calcext:value-type="float">
            <text:p>0.518464</text:p>
          </table:table-cell>
          <table:table-cell office:value-type="float" office:value="1.700095" calcext:value-type="float">
            <text:p>1.700095</text:p>
          </table:table-cell>
          <table:table-cell office:value-type="float" office:value="0" calcext:value-type="float">
            <text:p>0</text:p>
          </table:table-cell>
          <table:table-cell office:value-type="float" office:value="1857411" calcext:value-type="float">
            <text:p>18574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2</text:p>
          </table:table-cell>
          <table:table-cell office:value-type="float" office:value="0.472421" calcext:value-type="float">
            <text:p>0.472421</text:p>
          </table:table-cell>
          <table:table-cell office:value-type="float" office:value="0.348969" calcext:value-type="float">
            <text:p>0.348969</text:p>
          </table:table-cell>
          <table:table-cell office:value-type="float" office:value="0" calcext:value-type="float">
            <text:p>0</text:p>
          </table:table-cell>
          <table:table-cell office:value-type="float" office:value="291946" calcext:value-type="float">
            <text:p>2919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3</text:p>
          </table:table-cell>
          <table:table-cell office:value-type="float" office:value="0.419431" calcext:value-type="float">
            <text:p>0.419431</text:p>
          </table:table-cell>
          <table:table-cell office:value-type="float" office:value="0.311734" calcext:value-type="float">
            <text:p>0.311734</text:p>
          </table:table-cell>
          <table:table-cell office:value-type="float" office:value="0" calcext:value-type="float">
            <text:p>0</text:p>
          </table:table-cell>
          <table:table-cell office:value-type="float" office:value="299637" calcext:value-type="float">
            <text:p>2996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4</text:p>
          </table:table-cell>
          <table:table-cell office:value-type="float" office:value="0.91942" calcext:value-type="float">
            <text:p>0.91942</text:p>
          </table:table-cell>
          <table:table-cell office:value-type="float" office:value="0.337963" calcext:value-type="float">
            <text:p>0.337963</text:p>
          </table:table-cell>
          <table:table-cell office:value-type="float" office:value="0" calcext:value-type="float">
            <text:p>0</text:p>
          </table:table-cell>
          <table:table-cell office:value-type="float" office:value="579927" calcext:value-type="float">
            <text:p>5799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5</text:p>
          </table:table-cell>
          <table:table-cell office:value-type="float" office:value="0.943019" calcext:value-type="float">
            <text:p>0.943019</text:p>
          </table:table-cell>
          <table:table-cell office:value-type="float" office:value="0.47814" calcext:value-type="float">
            <text:p>0.47814</text:p>
          </table:table-cell>
          <table:table-cell office:value-type="float" office:value="0" calcext:value-type="float">
            <text:p>0</text:p>
          </table:table-cell>
          <table:table-cell office:value-type="float" office:value="707120" calcext:value-type="float">
            <text:p>7071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6</text:p>
          </table:table-cell>
          <table:table-cell office:value-type="float" office:value="0.902282" calcext:value-type="float">
            <text:p>0.902282</text:p>
          </table:table-cell>
          <table:table-cell office:value-type="float" office:value="0.471982" calcext:value-type="float">
            <text:p>0.471982</text:p>
          </table:table-cell>
          <table:table-cell office:value-type="float" office:value="0" calcext:value-type="float">
            <text:p>0</text:p>
          </table:table-cell>
          <table:table-cell office:value-type="float" office:value="639894" calcext:value-type="float">
            <text:p>639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7</text:p>
          </table:table-cell>
          <table:table-cell office:value-type="float" office:value="0.899354" calcext:value-type="float">
            <text:p>0.899354</text:p>
          </table:table-cell>
          <table:table-cell office:value-type="float" office:value="0.409201" calcext:value-type="float">
            <text:p>0.409201</text:p>
          </table:table-cell>
          <table:table-cell office:value-type="float" office:value="0" calcext:value-type="float">
            <text:p>0</text:p>
          </table:table-cell>
          <table:table-cell office:value-type="float" office:value="672750" calcext:value-type="float">
            <text:p>6727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8</text:p>
          </table:table-cell>
          <table:table-cell office:value-type="float" office:value="0.912691" calcext:value-type="float">
            <text:p>0.912691</text:p>
          </table:table-cell>
          <table:table-cell office:value-type="float" office:value="0.372025" calcext:value-type="float">
            <text:p>0.372025</text:p>
          </table:table-cell>
          <table:table-cell office:value-type="float" office:value="0" calcext:value-type="float">
            <text:p>0</text:p>
          </table:table-cell>
          <table:table-cell office:value-type="float" office:value="594917" calcext:value-type="float">
            <text:p>5949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19</text:p>
          </table:table-cell>
          <table:table-cell office:value-type="float" office:value="1.570668" calcext:value-type="float">
            <text:p>1.570668</text:p>
          </table:table-cell>
          <table:table-cell office:value-type="float" office:value="0.487307" calcext:value-type="float">
            <text:p>0.487307</text:p>
          </table:table-cell>
          <table:table-cell office:value-type="float" office:value="0" calcext:value-type="float">
            <text:p>0</text:p>
          </table:table-cell>
          <table:table-cell office:value-type="float" office:value="873164" calcext:value-type="float">
            <text:p>8731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0</text:p>
          </table:table-cell>
          <table:table-cell office:value-type="float" office:value="1.300387" calcext:value-type="float">
            <text:p>1.300387</text:p>
          </table:table-cell>
          <table:table-cell office:value-type="float" office:value="0.339536" calcext:value-type="float">
            <text:p>0.339536</text:p>
          </table:table-cell>
          <table:table-cell office:value-type="float" office:value="0" calcext:value-type="float">
            <text:p>0</text:p>
          </table:table-cell>
          <table:table-cell office:value-type="float" office:value="971765" calcext:value-type="float">
            <text:p>971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1</text:p>
          </table:table-cell>
          <table:table-cell office:value-type="float" office:value="1.331123" calcext:value-type="float">
            <text:p>1.331123</text:p>
          </table:table-cell>
          <table:table-cell office:value-type="float" office:value="0.488387" calcext:value-type="float">
            <text:p>0.488387</text:p>
          </table:table-cell>
          <table:table-cell office:value-type="float" office:value="0" calcext:value-type="float">
            <text:p>0</text:p>
          </table:table-cell>
          <table:table-cell office:value-type="float" office:value="850109" calcext:value-type="float">
            <text:p>8501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2</text:p>
          </table:table-cell>
          <table:table-cell office:value-type="float" office:value="1.489045" calcext:value-type="float">
            <text:p>1.489045</text:p>
          </table:table-cell>
          <table:table-cell office:value-type="float" office:value="0.474305" calcext:value-type="float">
            <text:p>0.474305</text:p>
          </table:table-cell>
          <table:table-cell office:value-type="float" office:value="0" calcext:value-type="float">
            <text:p>0</text:p>
          </table:table-cell>
          <table:table-cell office:value-type="float" office:value="1031922" calcext:value-type="float">
            <text:p>10319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3</text:p>
          </table:table-cell>
          <table:table-cell office:value-type="float" office:value="1.408668" calcext:value-type="float">
            <text:p>1.408668</text:p>
          </table:table-cell>
          <table:table-cell office:value-type="float" office:value="0.528537" calcext:value-type="float">
            <text:p>0.528537</text:p>
          </table:table-cell>
          <table:table-cell office:value-type="float" office:value="0" calcext:value-type="float">
            <text:p>0</text:p>
          </table:table-cell>
          <table:table-cell office:value-type="float" office:value="977882" calcext:value-type="float">
            <text:p>9778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4</text:p>
          </table:table-cell>
          <table:table-cell office:value-type="float" office:value="1.776116" calcext:value-type="float">
            <text:p>1.776116</text:p>
          </table:table-cell>
          <table:table-cell office:value-type="float" office:value="0.790657" calcext:value-type="float">
            <text:p>0.790657</text:p>
          </table:table-cell>
          <table:table-cell office:value-type="float" office:value="0" calcext:value-type="float">
            <text:p>0</text:p>
          </table:table-cell>
          <table:table-cell office:value-type="float" office:value="1328650" calcext:value-type="float">
            <text:p>13286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5</text:p>
          </table:table-cell>
          <table:table-cell office:value-type="float" office:value="1.784818" calcext:value-type="float">
            <text:p>1.784818</text:p>
          </table:table-cell>
          <table:table-cell office:value-type="float" office:value="0.686379" calcext:value-type="float">
            <text:p>0.686379</text:p>
          </table:table-cell>
          <table:table-cell office:value-type="float" office:value="0" calcext:value-type="float">
            <text:p>0</text:p>
          </table:table-cell>
          <table:table-cell office:value-type="float" office:value="1290358" calcext:value-type="float">
            <text:p>12903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6</text:p>
          </table:table-cell>
          <table:table-cell office:value-type="float" office:value="1.927862" calcext:value-type="float">
            <text:p>1.927862</text:p>
          </table:table-cell>
          <table:table-cell office:value-type="float" office:value="1.244802" calcext:value-type="float">
            <text:p>1.244802</text:p>
          </table:table-cell>
          <table:table-cell office:value-type="float" office:value="0" calcext:value-type="float">
            <text:p>0</text:p>
          </table:table-cell>
          <table:table-cell office:value-type="float" office:value="2096049" calcext:value-type="float">
            <text:p>20960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7</text:p>
          </table:table-cell>
          <table:table-cell office:value-type="float" office:value="1.810363" calcext:value-type="float">
            <text:p>1.810363</text:p>
          </table:table-cell>
          <table:table-cell office:value-type="float" office:value="0.57503" calcext:value-type="float">
            <text:p>0.57503</text:p>
          </table:table-cell>
          <table:table-cell office:value-type="float" office:value="0" calcext:value-type="float">
            <text:p>0</text:p>
          </table:table-cell>
          <table:table-cell office:value-type="float" office:value="1491773" calcext:value-type="float">
            <text:p>14917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8</text:p>
          </table:table-cell>
          <table:table-cell office:value-type="float" office:value="1.89205" calcext:value-type="float">
            <text:p>1.89205</text:p>
          </table:table-cell>
          <table:table-cell office:value-type="float" office:value="0.505169" calcext:value-type="float">
            <text:p>0.505169</text:p>
          </table:table-cell>
          <table:table-cell office:value-type="float" office:value="0" calcext:value-type="float">
            <text:p>0</text:p>
          </table:table-cell>
          <table:table-cell office:value-type="float" office:value="1481981" calcext:value-type="float">
            <text:p>14819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29</text:p>
          </table:table-cell>
          <table:table-cell office:value-type="float" office:value="2.531885" calcext:value-type="float">
            <text:p>2.531885</text:p>
          </table:table-cell>
          <table:table-cell office:value-type="float" office:value="0.577366" calcext:value-type="float">
            <text:p>0.577366</text:p>
          </table:table-cell>
          <table:table-cell office:value-type="float" office:value="0" calcext:value-type="float">
            <text:p>0</text:p>
          </table:table-cell>
          <table:table-cell office:value-type="float" office:value="1724221" calcext:value-type="float">
            <text:p>17242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0</text:p>
          </table:table-cell>
          <table:table-cell office:value-type="float" office:value="2.179643" calcext:value-type="float">
            <text:p>2.179643</text:p>
          </table:table-cell>
          <table:table-cell office:value-type="float" office:value="0.528711" calcext:value-type="float">
            <text:p>0.528711</text:p>
          </table:table-cell>
          <table:table-cell office:value-type="float" office:value="0" calcext:value-type="float">
            <text:p>0</text:p>
          </table:table-cell>
          <table:table-cell office:value-type="float" office:value="1368038" calcext:value-type="float">
            <text:p>13680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1</text:p>
          </table:table-cell>
          <table:table-cell office:value-type="float" office:value="2.344401" calcext:value-type="float">
            <text:p>2.344401</text:p>
          </table:table-cell>
          <table:table-cell office:value-type="float" office:value="0.464443" calcext:value-type="float">
            <text:p>0.464443</text:p>
          </table:table-cell>
          <table:table-cell office:value-type="float" office:value="0" calcext:value-type="float">
            <text:p>0</text:p>
          </table:table-cell>
          <table:table-cell office:value-type="float" office:value="1404867" calcext:value-type="float">
            <text:p>14048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2</text:p>
          </table:table-cell>
          <table:table-cell office:value-type="float" office:value="2.277342" calcext:value-type="float">
            <text:p>2.27734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1468432" calcext:value-type="float">
            <text:p>14684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3</text:p>
          </table:table-cell>
          <table:table-cell office:value-type="float" office:value="2.411604" calcext:value-type="float">
            <text:p>2.411604</text:p>
          </table:table-cell>
          <table:table-cell office:value-type="float" office:value="0.480535" calcext:value-type="float">
            <text:p>0.480535</text:p>
          </table:table-cell>
          <table:table-cell office:value-type="float" office:value="0" calcext:value-type="float">
            <text:p>0</text:p>
          </table:table-cell>
          <table:table-cell office:value-type="float" office:value="1524641" calcext:value-type="float">
            <text:p>15246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4</text:p>
          </table:table-cell>
          <table:table-cell office:value-type="float" office:value="2.795472" calcext:value-type="float">
            <text:p>2.795472</text:p>
          </table:table-cell>
          <table:table-cell office:value-type="float" office:value="0.497534" calcext:value-type="float">
            <text:p>0.497534</text:p>
          </table:table-cell>
          <table:table-cell office:value-type="float" office:value="0" calcext:value-type="float">
            <text:p>0</text:p>
          </table:table-cell>
          <table:table-cell office:value-type="float" office:value="1830144" calcext:value-type="float">
            <text:p>18301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5</text:p>
          </table:table-cell>
          <table:table-cell office:value-type="float" office:value="2.831617" calcext:value-type="float">
            <text:p>2.831617</text:p>
          </table:table-cell>
          <table:table-cell office:value-type="float" office:value="3.280533" calcext:value-type="float">
            <text:p>3.280533</text:p>
          </table:table-cell>
          <table:table-cell office:value-type="float" office:value="0" calcext:value-type="float">
            <text:p>0</text:p>
          </table:table-cell>
          <table:table-cell office:value-type="float" office:value="4586190" calcext:value-type="float">
            <text:p>45861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6</text:p>
          </table:table-cell>
          <table:table-cell office:value-type="float" office:value="2.893322" calcext:value-type="float">
            <text:p>2.893322</text:p>
          </table:table-cell>
          <table:table-cell office:value-type="float" office:value="3.360871" calcext:value-type="float">
            <text:p>3.360871</text:p>
          </table:table-cell>
          <table:table-cell office:value-type="float" office:value="0" calcext:value-type="float">
            <text:p>0</text:p>
          </table:table-cell>
          <table:table-cell office:value-type="float" office:value="3334178" calcext:value-type="float">
            <text:p>333417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7</text:p>
          </table:table-cell>
          <table:table-cell office:value-type="float" office:value="2.823464" calcext:value-type="float">
            <text:p>2.823464</text:p>
          </table:table-cell>
          <table:table-cell office:value-type="float" office:value="2.043918" calcext:value-type="float">
            <text:p>2.043918</text:p>
          </table:table-cell>
          <table:table-cell office:value-type="float" office:value="0" calcext:value-type="float">
            <text:p>0</text:p>
          </table:table-cell>
          <table:table-cell office:value-type="float" office:value="2698469" calcext:value-type="float">
            <text:p>26984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8</text:p>
          </table:table-cell>
          <table:table-cell office:value-type="float" office:value="3.002818" calcext:value-type="float">
            <text:p>3.002818</text:p>
          </table:table-cell>
          <table:table-cell office:value-type="float" office:value="5.872786" calcext:value-type="float">
            <text:p>5.872786</text:p>
          </table:table-cell>
          <table:table-cell office:value-type="float" office:value="0" calcext:value-type="float">
            <text:p>0</text:p>
          </table:table-cell>
          <table:table-cell office:value-type="float" office:value="6613958" calcext:value-type="float">
            <text:p>6613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39</text:p>
          </table:table-cell>
          <table:table-cell office:value-type="float" office:value="3.278202" calcext:value-type="float">
            <text:p>3.278202</text:p>
          </table:table-cell>
          <table:table-cell office:value-type="float" office:value="1.236359" calcext:value-type="float">
            <text:p>1.236359</text:p>
          </table:table-cell>
          <table:table-cell office:value-type="float" office:value="0" calcext:value-type="float">
            <text:p>0</text:p>
          </table:table-cell>
          <table:table-cell office:value-type="float" office:value="3135554" calcext:value-type="float">
            <text:p>31355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0</text:p>
          </table:table-cell>
          <table:table-cell office:value-type="float" office:value="3.348391" calcext:value-type="float">
            <text:p>3.348391</text:p>
          </table:table-cell>
          <table:table-cell office:value-type="float" office:value="2.882324" calcext:value-type="float">
            <text:p>2.882324</text:p>
          </table:table-cell>
          <table:table-cell office:value-type="float" office:value="0" calcext:value-type="float">
            <text:p>0</text:p>
          </table:table-cell>
          <table:table-cell office:value-type="float" office:value="4675936" calcext:value-type="float">
            <text:p>46759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1</text:p>
          </table:table-cell>
          <table:table-cell office:value-type="float" office:value="4.341337" calcext:value-type="float">
            <text:p>4.341337</text:p>
          </table:table-cell>
          <table:table-cell office:value-type="float" office:value="4.714785" calcext:value-type="float">
            <text:p>4.714785</text:p>
          </table:table-cell>
          <table:table-cell office:value-type="float" office:value="0" calcext:value-type="float">
            <text:p>0</text:p>
          </table:table-cell>
          <table:table-cell office:value-type="float" office:value="8976630" calcext:value-type="float">
            <text:p>89766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2</text:p>
          </table:table-cell>
          <table:table-cell office:value-type="float" office:value="4.018379" calcext:value-type="float">
            <text:p>4.018379</text:p>
          </table:table-cell>
          <table:table-cell office:value-type="float" office:value="8.184447" calcext:value-type="float">
            <text:p>8.184447</text:p>
          </table:table-cell>
          <table:table-cell office:value-type="float" office:value="0" calcext:value-type="float">
            <text:p>0</text:p>
          </table:table-cell>
          <table:table-cell office:value-type="float" office:value="6711741" calcext:value-type="float">
            <text:p>67117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3</text:p>
          </table:table-cell>
          <table:table-cell office:value-type="float" office:value="3.179452" calcext:value-type="float">
            <text:p>3.179452</text:p>
          </table:table-cell>
          <table:table-cell office:value-type="float" office:value="2.46774" calcext:value-type="float">
            <text:p>2.46774</text:p>
          </table:table-cell>
          <table:table-cell office:value-type="float" office:value="0" calcext:value-type="float">
            <text:p>0</text:p>
          </table:table-cell>
          <table:table-cell office:value-type="float" office:value="4976889" calcext:value-type="float">
            <text:p>49768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4</text:p>
          </table:table-cell>
          <table:table-cell office:value-type="float" office:value="3.658998" calcext:value-type="float">
            <text:p>3.658998</text:p>
          </table:table-cell>
          <table:table-cell office:value-type="float" office:value="2.910104" calcext:value-type="float">
            <text:p>2.910104</text:p>
          </table:table-cell>
          <table:table-cell office:value-type="float" office:value="0" calcext:value-type="float">
            <text:p>0</text:p>
          </table:table-cell>
          <table:table-cell office:value-type="float" office:value="4772883" calcext:value-type="float">
            <text:p>47728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5</text:p>
          </table:table-cell>
          <table:table-cell office:value-type="float" office:value="3.846641" calcext:value-type="float">
            <text:p>3.846641</text:p>
          </table:table-cell>
          <table:table-cell office:value-type="float" office:value="2.045274" calcext:value-type="float">
            <text:p>2.045274</text:p>
          </table:table-cell>
          <table:table-cell office:value-type="float" office:value="0" calcext:value-type="float">
            <text:p>0</text:p>
          </table:table-cell>
          <table:table-cell office:value-type="float" office:value="3817113" calcext:value-type="float">
            <text:p>38171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6</text:p>
          </table:table-cell>
          <table:table-cell office:value-type="float" office:value="3.731357" calcext:value-type="float">
            <text:p>3.731357</text:p>
          </table:table-cell>
          <table:table-cell office:value-type="float" office:value="2.904471" calcext:value-type="float">
            <text:p>2.904471</text:p>
          </table:table-cell>
          <table:table-cell office:value-type="float" office:value="0" calcext:value-type="float">
            <text:p>0</text:p>
          </table:table-cell>
          <table:table-cell office:value-type="float" office:value="5093831" calcext:value-type="float">
            <text:p>50938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7</text:p>
          </table:table-cell>
          <table:table-cell office:value-type="float" office:value="3.74132" calcext:value-type="float">
            <text:p>3.74132</text:p>
          </table:table-cell>
          <table:table-cell office:value-type="float" office:value="2.46912" calcext:value-type="float">
            <text:p>2.46912</text:p>
          </table:table-cell>
          <table:table-cell office:value-type="float" office:value="0" calcext:value-type="float">
            <text:p>0</text:p>
          </table:table-cell>
          <table:table-cell office:value-type="float" office:value="5284740" calcext:value-type="float">
            <text:p>52847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8</text:p>
          </table:table-cell>
          <table:table-cell office:value-type="float" office:value="3.613282" calcext:value-type="float">
            <text:p>3.613282</text:p>
          </table:table-cell>
          <table:table-cell office:value-type="float" office:value="1.853801" calcext:value-type="float">
            <text:p>1.853801</text:p>
          </table:table-cell>
          <table:table-cell office:value-type="float" office:value="0" calcext:value-type="float">
            <text:p>0</text:p>
          </table:table-cell>
          <table:table-cell office:value-type="float" office:value="4780284" calcext:value-type="float">
            <text:p>47802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49</text:p>
          </table:table-cell>
          <table:table-cell office:value-type="float" office:value="4.340627" calcext:value-type="float">
            <text:p>4.340627</text:p>
          </table:table-cell>
          <table:table-cell office:value-type="float" office:value="2.210981" calcext:value-type="float">
            <text:p>2.210981</text:p>
          </table:table-cell>
          <table:table-cell office:value-type="float" office:value="0" calcext:value-type="float">
            <text:p>0</text:p>
          </table:table-cell>
          <table:table-cell office:value-type="float" office:value="5383660" calcext:value-type="float">
            <text:p>53836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0</text:p>
          </table:table-cell>
          <table:table-cell office:value-type="float" office:value="4.654179" calcext:value-type="float">
            <text:p>4.654179</text:p>
          </table:table-cell>
          <table:table-cell office:value-type="float" office:value="12.533006" calcext:value-type="float">
            <text:p>12.533006</text:p>
          </table:table-cell>
          <table:table-cell office:value-type="float" office:value="0" calcext:value-type="float">
            <text:p>0</text:p>
          </table:table-cell>
          <table:table-cell office:value-type="float" office:value="8652144" calcext:value-type="float">
            <text:p>86521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1</text:p>
          </table:table-cell>
          <table:table-cell office:value-type="float" office:value="4.975208" calcext:value-type="float">
            <text:p>4.975208</text:p>
          </table:table-cell>
          <table:table-cell office:value-type="float" office:value="13.962358" calcext:value-type="float">
            <text:p>13.962358</text:p>
          </table:table-cell>
          <table:table-cell office:value-type="float" office:value="0" calcext:value-type="float">
            <text:p>0</text:p>
          </table:table-cell>
          <table:table-cell office:value-type="float" office:value="8327121" calcext:value-type="float">
            <text:p>83271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2</text:p>
          </table:table-cell>
          <table:table-cell office:value-type="float" office:value="4.150262" calcext:value-type="float">
            <text:p>4.150262</text:p>
          </table:table-cell>
          <table:table-cell office:value-type="float" office:value="11.162717" calcext:value-type="float">
            <text:p>11.162717</text:p>
          </table:table-cell>
          <table:table-cell office:value-type="float" office:value="0" calcext:value-type="float">
            <text:p>0</text:p>
          </table:table-cell>
          <table:table-cell office:value-type="float" office:value="6963922" calcext:value-type="float">
            <text:p>69639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3</text:p>
          </table:table-cell>
          <table:table-cell office:value-type="float" office:value="6.063437" calcext:value-type="float">
            <text:p>6.063437</text:p>
          </table:table-cell>
          <table:table-cell office:value-type="float" office:value="22.640598" calcext:value-type="float">
            <text:p>22.640598</text:p>
          </table:table-cell>
          <table:table-cell office:value-type="float" office:value="0" calcext:value-type="float">
            <text:p>0</text:p>
          </table:table-cell>
          <table:table-cell office:value-type="float" office:value="10443455" calcext:value-type="float">
            <text:p>104434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4</text:p>
          </table:table-cell>
          <table:table-cell office:value-type="float" office:value="6.363833" calcext:value-type="float">
            <text:p>6.363833</text:p>
          </table:table-cell>
          <table:table-cell office:value-type="float" office:value="22.549555" calcext:value-type="float">
            <text:p>22.549555</text:p>
          </table:table-cell>
          <table:table-cell office:value-type="float" office:value="0" calcext:value-type="float">
            <text:p>0</text:p>
          </table:table-cell>
          <table:table-cell office:value-type="float" office:value="9550031" calcext:value-type="float">
            <text:p>95500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5</text:p>
          </table:table-cell>
          <table:table-cell office:value-type="float" office:value="5.227048" calcext:value-type="float">
            <text:p>5.227048</text:p>
          </table:table-cell>
          <table:table-cell office:value-type="float" office:value="19.618961" calcext:value-type="float">
            <text:p>19.618961</text:p>
          </table:table-cell>
          <table:table-cell office:value-type="float" office:value="0" calcext:value-type="float">
            <text:p>0</text:p>
          </table:table-cell>
          <table:table-cell office:value-type="float" office:value="10297287" calcext:value-type="float">
            <text:p>102972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6</text:p>
          </table:table-cell>
          <table:table-cell office:value-type="float" office:value="5.662528" calcext:value-type="float">
            <text:p>5.662528</text:p>
          </table:table-cell>
          <table:table-cell office:value-type="float" office:value="26.225016" calcext:value-type="float">
            <text:p>26.225016</text:p>
          </table:table-cell>
          <table:table-cell office:value-type="float" office:value="0" calcext:value-type="float">
            <text:p>0</text:p>
          </table:table-cell>
          <table:table-cell office:value-type="float" office:value="10123882" calcext:value-type="float">
            <text:p>101238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7</text:p>
          </table:table-cell>
          <table:table-cell office:value-type="float" office:value="8.142081" calcext:value-type="float">
            <text:p>8.142081</text:p>
          </table:table-cell>
          <table:table-cell office:value-type="float" office:value="44.1921" calcext:value-type="float">
            <text:p>44.1921</text:p>
          </table:table-cell>
          <table:table-cell office:value-type="float" office:value="0" calcext:value-type="float">
            <text:p>0</text:p>
          </table:table-cell>
          <table:table-cell office:value-type="float" office:value="9505263" calcext:value-type="float">
            <text:p>95052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8</text:p>
          </table:table-cell>
          <table:table-cell office:value-type="float" office:value="4.794119" calcext:value-type="float">
            <text:p>4.794119</text:p>
          </table:table-cell>
          <table:table-cell office:value-type="float" office:value="5.911006" calcext:value-type="float">
            <text:p>5.911006</text:p>
          </table:table-cell>
          <table:table-cell office:value-type="float" office:value="0" calcext:value-type="float">
            <text:p>0</text:p>
          </table:table-cell>
          <table:table-cell office:value-type="float" office:value="3501931" calcext:value-type="float">
            <text:p>3501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1:59</text:p>
          </table:table-cell>
          <table:table-cell office:value-type="float" office:value="5.831576" calcext:value-type="float">
            <text:p>5.831576</text:p>
          </table:table-cell>
          <table:table-cell office:value-type="float" office:value="24.892387" calcext:value-type="float">
            <text:p>24.892387</text:p>
          </table:table-cell>
          <table:table-cell office:value-type="float" office:value="0" calcext:value-type="float">
            <text:p>0</text:p>
          </table:table-cell>
          <table:table-cell office:value-type="float" office:value="9599913" calcext:value-type="float">
            <text:p>95999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0</text:p>
          </table:table-cell>
          <table:table-cell office:value-type="float" office:value="5.579623" calcext:value-type="float">
            <text:p>5.579623</text:p>
          </table:table-cell>
          <table:table-cell office:value-type="float" office:value="13.64476" calcext:value-type="float">
            <text:p>13.64476</text:p>
          </table:table-cell>
          <table:table-cell office:value-type="float" office:value="0" calcext:value-type="float">
            <text:p>0</text:p>
          </table:table-cell>
          <table:table-cell office:value-type="float" office:value="7668209" calcext:value-type="float">
            <text:p>76682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1</text:p>
          </table:table-cell>
          <table:table-cell office:value-type="float" office:value="5.895168" calcext:value-type="float">
            <text:p>5.895168</text:p>
          </table:table-cell>
          <table:table-cell office:value-type="float" office:value="15.901935" calcext:value-type="float">
            <text:p>15.901935</text:p>
          </table:table-cell>
          <table:table-cell office:value-type="float" office:value="0" calcext:value-type="float">
            <text:p>0</text:p>
          </table:table-cell>
          <table:table-cell office:value-type="float" office:value="10008706" calcext:value-type="float">
            <text:p>100087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2</text:p>
          </table:table-cell>
          <table:table-cell office:value-type="float" office:value="5.019849" calcext:value-type="float">
            <text:p>5.019849</text:p>
          </table:table-cell>
          <table:table-cell office:value-type="float" office:value="3.236532" calcext:value-type="float">
            <text:p>3.236532</text:p>
          </table:table-cell>
          <table:table-cell office:value-type="float" office:value="0" calcext:value-type="float">
            <text:p>0</text:p>
          </table:table-cell>
          <table:table-cell office:value-type="float" office:value="4498074" calcext:value-type="float">
            <text:p>449807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3</text:p>
          </table:table-cell>
          <table:table-cell office:value-type="float" office:value="5.312145" calcext:value-type="float">
            <text:p>5.312145</text:p>
          </table:table-cell>
          <table:table-cell office:value-type="float" office:value="10.370101" calcext:value-type="float">
            <text:p>10.370101</text:p>
          </table:table-cell>
          <table:table-cell office:value-type="float" office:value="0" calcext:value-type="float">
            <text:p>0</text:p>
          </table:table-cell>
          <table:table-cell office:value-type="float" office:value="9034836" calcext:value-type="float">
            <text:p>90348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4</text:p>
          </table:table-cell>
          <table:table-cell office:value-type="float" office:value="6.242446" calcext:value-type="float">
            <text:p>6.242446</text:p>
          </table:table-cell>
          <table:table-cell office:value-type="float" office:value="10.247094" calcext:value-type="float">
            <text:p>10.247094</text:p>
          </table:table-cell>
          <table:table-cell office:value-type="float" office:value="0" calcext:value-type="float">
            <text:p>0</text:p>
          </table:table-cell>
          <table:table-cell office:value-type="float" office:value="8775441" calcext:value-type="float">
            <text:p>877544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5</text:p>
          </table:table-cell>
          <table:table-cell office:value-type="float" office:value="5.741698" calcext:value-type="float">
            <text:p>5.741698</text:p>
          </table:table-cell>
          <table:table-cell office:value-type="float" office:value="4.431585" calcext:value-type="float">
            <text:p>4.431585</text:p>
          </table:table-cell>
          <table:table-cell office:value-type="float" office:value="0" calcext:value-type="float">
            <text:p>0</text:p>
          </table:table-cell>
          <table:table-cell office:value-type="float" office:value="6332677" calcext:value-type="float">
            <text:p>63326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6</text:p>
          </table:table-cell>
          <table:table-cell office:value-type="float" office:value="5.435604" calcext:value-type="float">
            <text:p>5.435604</text:p>
          </table:table-cell>
          <table:table-cell office:value-type="float" office:value="2.530202" calcext:value-type="float">
            <text:p>2.530202</text:p>
          </table:table-cell>
          <table:table-cell office:value-type="float" office:value="0" calcext:value-type="float">
            <text:p>0</text:p>
          </table:table-cell>
          <table:table-cell office:value-type="float" office:value="4576031" calcext:value-type="float">
            <text:p>45760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7</text:p>
          </table:table-cell>
          <table:table-cell office:value-type="float" office:value="5.394384" calcext:value-type="float">
            <text:p>5.394384</text:p>
          </table:table-cell>
          <table:table-cell office:value-type="float" office:value="2.657103" calcext:value-type="float">
            <text:p>2.657103</text:p>
          </table:table-cell>
          <table:table-cell office:value-type="float" office:value="0" calcext:value-type="float">
            <text:p>0</text:p>
          </table:table-cell>
          <table:table-cell office:value-type="float" office:value="4889410" calcext:value-type="float">
            <text:p>48894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8</text:p>
          </table:table-cell>
          <table:table-cell office:value-type="float" office:value="5.363733" calcext:value-type="float">
            <text:p>5.363733</text:p>
          </table:table-cell>
          <table:table-cell office:value-type="float" office:value="0.661859" calcext:value-type="float">
            <text:p>0.661859</text:p>
          </table:table-cell>
          <table:table-cell office:value-type="float" office:value="0" calcext:value-type="float">
            <text:p>0</text:p>
          </table:table-cell>
          <table:table-cell office:value-type="float" office:value="2004875" calcext:value-type="float">
            <text:p>20048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09</text:p>
          </table:table-cell>
          <table:table-cell office:value-type="float" office:value="6.450954" calcext:value-type="float">
            <text:p>6.450954</text:p>
          </table:table-cell>
          <table:table-cell office:value-type="float" office:value="4.747504" calcext:value-type="float">
            <text:p>4.747504</text:p>
          </table:table-cell>
          <table:table-cell office:value-type="float" office:value="0" calcext:value-type="float">
            <text:p>0</text:p>
          </table:table-cell>
          <table:table-cell office:value-type="float" office:value="7760501" calcext:value-type="float">
            <text:p>77605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0</text:p>
          </table:table-cell>
          <table:table-cell office:value-type="float" office:value="5.791776" calcext:value-type="float">
            <text:p>5.791776</text:p>
          </table:table-cell>
          <table:table-cell office:value-type="float" office:value="1.375026" calcext:value-type="float">
            <text:p>1.375026</text:p>
          </table:table-cell>
          <table:table-cell office:value-type="float" office:value="0" calcext:value-type="float">
            <text:p>0</text:p>
          </table:table-cell>
          <table:table-cell office:value-type="float" office:value="4549817" calcext:value-type="float">
            <text:p>45498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1</text:p>
          </table:table-cell>
          <table:table-cell office:value-type="float" office:value="6.141618" calcext:value-type="float">
            <text:p>6.141618</text:p>
          </table:table-cell>
          <table:table-cell office:value-type="float" office:value="1.527408" calcext:value-type="float">
            <text:p>1.527408</text:p>
          </table:table-cell>
          <table:table-cell office:value-type="float" office:value="0" calcext:value-type="float">
            <text:p>0</text:p>
          </table:table-cell>
          <table:table-cell office:value-type="float" office:value="3885251" calcext:value-type="float">
            <text:p>388525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2</text:p>
          </table:table-cell>
          <table:table-cell office:value-type="float" office:value="5.816397" calcext:value-type="float">
            <text:p>5.816397</text:p>
          </table:table-cell>
          <table:table-cell office:value-type="float" office:value="1.209847" calcext:value-type="float">
            <text:p>1.209847</text:p>
          </table:table-cell>
          <table:table-cell office:value-type="float" office:value="0" calcext:value-type="float">
            <text:p>0</text:p>
          </table:table-cell>
          <table:table-cell office:value-type="float" office:value="3570487" calcext:value-type="float">
            <text:p>357048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3</text:p>
          </table:table-cell>
          <table:table-cell office:value-type="float" office:value="6.249783" calcext:value-type="float">
            <text:p>6.249783</text:p>
          </table:table-cell>
          <table:table-cell office:value-type="float" office:value="4.2638" calcext:value-type="float">
            <text:p>4.2638</text:p>
          </table:table-cell>
          <table:table-cell office:value-type="float" office:value="0" calcext:value-type="float">
            <text:p>0</text:p>
          </table:table-cell>
          <table:table-cell office:value-type="float" office:value="8445394" calcext:value-type="float">
            <text:p>844539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4</text:p>
          </table:table-cell>
          <table:table-cell office:value-type="float" office:value="7.551283" calcext:value-type="float">
            <text:p>7.551283</text:p>
          </table:table-cell>
          <table:table-cell office:value-type="float" office:value="8.26545" calcext:value-type="float">
            <text:p>8.26545</text:p>
          </table:table-cell>
          <table:table-cell office:value-type="float" office:value="0" calcext:value-type="float">
            <text:p>0</text:p>
          </table:table-cell>
          <table:table-cell office:value-type="float" office:value="9537366" calcext:value-type="float">
            <text:p>95373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5</text:p>
          </table:table-cell>
          <table:table-cell office:value-type="float" office:value="6.907193" calcext:value-type="float">
            <text:p>6.907193</text:p>
          </table:table-cell>
          <table:table-cell office:value-type="float" office:value="5.137375" calcext:value-type="float">
            <text:p>5.137375</text:p>
          </table:table-cell>
          <table:table-cell office:value-type="float" office:value="0" calcext:value-type="float">
            <text:p>0</text:p>
          </table:table-cell>
          <table:table-cell office:value-type="float" office:value="8122396" calcext:value-type="float">
            <text:p>81223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6</text:p>
          </table:table-cell>
          <table:table-cell office:value-type="float" office:value="6.450666" calcext:value-type="float">
            <text:p>6.450666</text:p>
          </table:table-cell>
          <table:table-cell office:value-type="float" office:value="3.164151" calcext:value-type="float">
            <text:p>3.164151</text:p>
          </table:table-cell>
          <table:table-cell office:value-type="float" office:value="0" calcext:value-type="float">
            <text:p>0</text:p>
          </table:table-cell>
          <table:table-cell office:value-type="float" office:value="6202555" calcext:value-type="float">
            <text:p>62025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7</text:p>
          </table:table-cell>
          <table:table-cell office:value-type="float" office:value="9.187465" calcext:value-type="float">
            <text:p>9.187465</text:p>
          </table:table-cell>
          <table:table-cell office:value-type="float" office:value="36.152297" calcext:value-type="float">
            <text:p>36.152297</text:p>
          </table:table-cell>
          <table:table-cell office:value-type="float" office:value="0" calcext:value-type="float">
            <text:p>0</text:p>
          </table:table-cell>
          <table:table-cell office:value-type="float" office:value="13003306" calcext:value-type="float">
            <text:p>1300330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8</text:p>
          </table:table-cell>
          <table:table-cell office:value-type="float" office:value="7.220486" calcext:value-type="float">
            <text:p>7.220486</text:p>
          </table:table-cell>
          <table:table-cell office:value-type="float" office:value="9.512699" calcext:value-type="float">
            <text:p>9.512699</text:p>
          </table:table-cell>
          <table:table-cell office:value-type="float" office:value="0" calcext:value-type="float">
            <text:p>0</text:p>
          </table:table-cell>
          <table:table-cell office:value-type="float" office:value="4398715" calcext:value-type="float">
            <text:p>43987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19</text:p>
          </table:table-cell>
          <table:table-cell office:value-type="float" office:value="7.018716" calcext:value-type="float">
            <text:p>7.018716</text:p>
          </table:table-cell>
          <table:table-cell office:value-type="float" office:value="4.073295" calcext:value-type="float">
            <text:p>4.073295</text:p>
          </table:table-cell>
          <table:table-cell office:value-type="float" office:value="0" calcext:value-type="float">
            <text:p>0</text:p>
          </table:table-cell>
          <table:table-cell office:value-type="float" office:value="3807470" calcext:value-type="float">
            <text:p>38074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0</text:p>
          </table:table-cell>
          <table:table-cell office:value-type="float" office:value="6.878808" calcext:value-type="float">
            <text:p>6.878808</text:p>
          </table:table-cell>
          <table:table-cell office:value-type="float" office:value="5.911683" calcext:value-type="float">
            <text:p>5.911683</text:p>
          </table:table-cell>
          <table:table-cell office:value-type="float" office:value="0" calcext:value-type="float">
            <text:p>0</text:p>
          </table:table-cell>
          <table:table-cell office:value-type="float" office:value="5822168" calcext:value-type="float">
            <text:p>58221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1</text:p>
          </table:table-cell>
          <table:table-cell office:value-type="float" office:value="7.263891" calcext:value-type="float">
            <text:p>7.263891</text:p>
          </table:table-cell>
          <table:table-cell office:value-type="float" office:value="4.675883" calcext:value-type="float">
            <text:p>4.675883</text:p>
          </table:table-cell>
          <table:table-cell office:value-type="float" office:value="0" calcext:value-type="float">
            <text:p>0</text:p>
          </table:table-cell>
          <table:table-cell office:value-type="float" office:value="6472144" calcext:value-type="float">
            <text:p>6472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2</text:p>
          </table:table-cell>
          <table:table-cell office:value-type="float" office:value="6.782936" calcext:value-type="float">
            <text:p>6.782936</text:p>
          </table:table-cell>
          <table:table-cell office:value-type="float" office:value="3.982713" calcext:value-type="float">
            <text:p>3.982713</text:p>
          </table:table-cell>
          <table:table-cell office:value-type="float" office:value="0" calcext:value-type="float">
            <text:p>0</text:p>
          </table:table-cell>
          <table:table-cell office:value-type="float" office:value="5804887" calcext:value-type="float">
            <text:p>58048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3</text:p>
          </table:table-cell>
          <table:table-cell office:value-type="float" office:value="10.556656" calcext:value-type="float">
            <text:p>10.556656</text:p>
          </table:table-cell>
          <table:table-cell office:value-type="float" office:value="70.953823" calcext:value-type="float">
            <text:p>70.953823</text:p>
          </table:table-cell>
          <table:table-cell office:value-type="float" office:value="0" calcext:value-type="float">
            <text:p>0</text:p>
          </table:table-cell>
          <table:table-cell office:value-type="float" office:value="16248938" calcext:value-type="float">
            <text:p>1624893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4</text:p>
          </table:table-cell>
          <table:table-cell office:value-type="float" office:value="14.785245" calcext:value-type="float">
            <text:p>14.785245</text:p>
          </table:table-cell>
          <table:table-cell office:value-type="float" office:value="57.127477" calcext:value-type="float">
            <text:p>57.127477</text:p>
          </table:table-cell>
          <table:table-cell office:value-type="float" office:value="0" calcext:value-type="float">
            <text:p>0</text:p>
          </table:table-cell>
          <table:table-cell office:value-type="float" office:value="8841531" calcext:value-type="float">
            <text:p>88415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5</text:p>
          </table:table-cell>
          <table:table-cell office:value-type="float" office:value="7.878594" calcext:value-type="float">
            <text:p>7.878594</text:p>
          </table:table-cell>
          <table:table-cell office:value-type="float" office:value="16.207584" calcext:value-type="float">
            <text:p>16.207584</text:p>
          </table:table-cell>
          <table:table-cell office:value-type="float" office:value="0" calcext:value-type="float">
            <text:p>0</text:p>
          </table:table-cell>
          <table:table-cell office:value-type="float" office:value="6368392" calcext:value-type="float">
            <text:p>636839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6</text:p>
          </table:table-cell>
          <table:table-cell office:value-type="float" office:value="6.905945" calcext:value-type="float">
            <text:p>6.905945</text:p>
          </table:table-cell>
          <table:table-cell office:value-type="float" office:value="2.774106" calcext:value-type="float">
            <text:p>2.774106</text:p>
          </table:table-cell>
          <table:table-cell office:value-type="float" office:value="0" calcext:value-type="float">
            <text:p>0</text:p>
          </table:table-cell>
          <table:table-cell office:value-type="float" office:value="3017052" calcext:value-type="float">
            <text:p>30170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7</text:p>
          </table:table-cell>
          <table:table-cell office:value-type="float" office:value="7.45844" calcext:value-type="float">
            <text:p>7.45844</text:p>
          </table:table-cell>
          <table:table-cell office:value-type="float" office:value="13.520528" calcext:value-type="float">
            <text:p>13.520528</text:p>
          </table:table-cell>
          <table:table-cell office:value-type="float" office:value="0" calcext:value-type="float">
            <text:p>0</text:p>
          </table:table-cell>
          <table:table-cell office:value-type="float" office:value="7822356" calcext:value-type="float">
            <text:p>782235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8</text:p>
          </table:table-cell>
          <table:table-cell office:value-type="float" office:value="9.498135" calcext:value-type="float">
            <text:p>9.498135</text:p>
          </table:table-cell>
          <table:table-cell office:value-type="float" office:value="24.117586" calcext:value-type="float">
            <text:p>24.117586</text:p>
          </table:table-cell>
          <table:table-cell office:value-type="float" office:value="0" calcext:value-type="float">
            <text:p>0</text:p>
          </table:table-cell>
          <table:table-cell office:value-type="float" office:value="7722767" calcext:value-type="float">
            <text:p>77227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29</text:p>
          </table:table-cell>
          <table:table-cell office:value-type="float" office:value="9.188527" calcext:value-type="float">
            <text:p>9.188527</text:p>
          </table:table-cell>
          <table:table-cell office:value-type="float" office:value="24.595159" calcext:value-type="float">
            <text:p>24.595159</text:p>
          </table:table-cell>
          <table:table-cell office:value-type="float" office:value="0" calcext:value-type="float">
            <text:p>0</text:p>
          </table:table-cell>
          <table:table-cell office:value-type="float" office:value="12051139" calcext:value-type="float">
            <text:p>1205113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0</text:p>
          </table:table-cell>
          <table:table-cell office:value-type="float" office:value="10.320459" calcext:value-type="float">
            <text:p>10.320459</text:p>
          </table:table-cell>
          <table:table-cell office:value-type="float" office:value="22.246809" calcext:value-type="float">
            <text:p>22.246809</text:p>
          </table:table-cell>
          <table:table-cell office:value-type="float" office:value="0" calcext:value-type="float">
            <text:p>0</text:p>
          </table:table-cell>
          <table:table-cell office:value-type="float" office:value="10091504" calcext:value-type="float">
            <text:p>100915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1</text:p>
          </table:table-cell>
          <table:table-cell office:value-type="float" office:value="8.187462" calcext:value-type="float">
            <text:p>8.187462</text:p>
          </table:table-cell>
          <table:table-cell office:value-type="float" office:value="19.553737" calcext:value-type="float">
            <text:p>19.553737</text:p>
          </table:table-cell>
          <table:table-cell office:value-type="float" office:value="0" calcext:value-type="float">
            <text:p>0</text:p>
          </table:table-cell>
          <table:table-cell office:value-type="float" office:value="9707808" calcext:value-type="float">
            <text:p>97078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2</text:p>
          </table:table-cell>
          <table:table-cell office:value-type="float" office:value="17.148103" calcext:value-type="float">
            <text:p>17.148103</text:p>
          </table:table-cell>
          <table:table-cell office:value-type="float" office:value="290.136269" calcext:value-type="float">
            <text:p>290.136269</text:p>
          </table:table-cell>
          <table:table-cell office:value-type="float" office:value="0" calcext:value-type="float">
            <text:p>0</text:p>
          </table:table-cell>
          <table:table-cell office:value-type="float" office:value="18088497" calcext:value-type="float">
            <text:p>1808849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3</text:p>
          </table:table-cell>
          <table:table-cell office:value-type="float" office:value="24.4224" calcext:value-type="float">
            <text:p>24.4224</text:p>
          </table:table-cell>
          <table:table-cell office:value-type="float" office:value="510.951176" calcext:value-type="float">
            <text:p>510.951176</text:p>
          </table:table-cell>
          <table:table-cell office:value-type="float" office:value="0" calcext:value-type="float">
            <text:p>0</text:p>
          </table:table-cell>
          <table:table-cell office:value-type="float" office:value="18557956" calcext:value-type="float">
            <text:p>185579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4</text:p>
          </table:table-cell>
          <table:table-cell office:value-type="float" office:value="23.591097" calcext:value-type="float">
            <text:p>23.591097</text:p>
          </table:table-cell>
          <table:table-cell office:value-type="float" office:value="648.002182" calcext:value-type="float">
            <text:p>648.002182</text:p>
          </table:table-cell>
          <table:table-cell office:value-type="float" office:value="0" calcext:value-type="float">
            <text:p>0</text:p>
          </table:table-cell>
          <table:table-cell office:value-type="float" office:value="18063616" calcext:value-type="float">
            <text:p>180636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5</text:p>
          </table:table-cell>
          <table:table-cell office:value-type="float" office:value="33.800687" calcext:value-type="float">
            <text:p>33.800687</text:p>
          </table:table-cell>
          <table:table-cell office:value-type="float" office:value="266.104153" calcext:value-type="float">
            <text:p>266.104153</text:p>
          </table:table-cell>
          <table:table-cell office:value-type="float" office:value="0" calcext:value-type="float">
            <text:p>0</text:p>
          </table:table-cell>
          <table:table-cell office:value-type="float" office:value="6538184" calcext:value-type="float">
            <text:p>6538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6</text:p>
          </table:table-cell>
          <table:table-cell office:value-type="float" office:value="22.896826" calcext:value-type="float">
            <text:p>22.896826</text:p>
          </table:table-cell>
          <table:table-cell office:value-type="float" office:value="490.029128" calcext:value-type="float">
            <text:p>490.029128</text:p>
          </table:table-cell>
          <table:table-cell office:value-type="float" office:value="0" calcext:value-type="float">
            <text:p>0</text:p>
          </table:table-cell>
          <table:table-cell office:value-type="float" office:value="12473790" calcext:value-type="float">
            <text:p>1247379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7</text:p>
          </table:table-cell>
          <table:table-cell office:value-type="float" office:value="24.14931" calcext:value-type="float">
            <text:p>24.14931</text:p>
          </table:table-cell>
          <table:table-cell office:value-type="float" office:value="673.449445" calcext:value-type="float">
            <text:p>673.449445</text:p>
          </table:table-cell>
          <table:table-cell office:value-type="float" office:value="0" calcext:value-type="float">
            <text:p>0</text:p>
          </table:table-cell>
          <table:table-cell office:value-type="float" office:value="14891083" calcext:value-type="float">
            <text:p>1489108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8</text:p>
          </table:table-cell>
          <table:table-cell office:value-type="float" office:value="26.914253" calcext:value-type="float">
            <text:p>26.914253</text:p>
          </table:table-cell>
          <table:table-cell office:value-type="float" office:value="349.030781" calcext:value-type="float">
            <text:p>349.030781</text:p>
          </table:table-cell>
          <table:table-cell office:value-type="float" office:value="0" calcext:value-type="float">
            <text:p>0</text:p>
          </table:table-cell>
          <table:table-cell office:value-type="float" office:value="9161223" calcext:value-type="float">
            <text:p>91612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39</text:p>
          </table:table-cell>
          <table:table-cell office:value-type="float" office:value="31.323645" calcext:value-type="float">
            <text:p>31.323645</text:p>
          </table:table-cell>
          <table:table-cell office:value-type="float" office:value="431.663555" calcext:value-type="float">
            <text:p>431.663555</text:p>
          </table:table-cell>
          <table:table-cell office:value-type="float" office:value="0" calcext:value-type="float">
            <text:p>0</text:p>
          </table:table-cell>
          <table:table-cell office:value-type="float" office:value="9894178" calcext:value-type="float">
            <text:p>98941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0</text:p>
          </table:table-cell>
          <table:table-cell office:value-type="float" office:value="37.696921" calcext:value-type="float">
            <text:p>37.696921</text:p>
          </table:table-cell>
          <table:table-cell office:value-type="float" office:value="549.439534" calcext:value-type="float">
            <text:p>549.439534</text:p>
          </table:table-cell>
          <table:table-cell office:value-type="float" office:value="0" calcext:value-type="float">
            <text:p>0</text:p>
          </table:table-cell>
          <table:table-cell office:value-type="float" office:value="11256086" calcext:value-type="float">
            <text:p>1125608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1</text:p>
          </table:table-cell>
          <table:table-cell office:value-type="float" office:value="22.405696" calcext:value-type="float">
            <text:p>22.405696</text:p>
          </table:table-cell>
          <table:table-cell office:value-type="float" office:value="1197.222685" calcext:value-type="float">
            <text:p>1197.222685</text:p>
          </table:table-cell>
          <table:table-cell office:value-type="float" office:value="0" calcext:value-type="float">
            <text:p>0</text:p>
          </table:table-cell>
          <table:table-cell office:value-type="float" office:value="19474318" calcext:value-type="float">
            <text:p>194743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2</text:p>
          </table:table-cell>
          <table:table-cell office:value-type="float" office:value="50.466121" calcext:value-type="float">
            <text:p>50.466121</text:p>
          </table:table-cell>
          <table:table-cell office:value-type="float" office:value="1640.986256" calcext:value-type="float">
            <text:p>1640.986256</text:p>
          </table:table-cell>
          <table:table-cell office:value-type="float" office:value="0" calcext:value-type="float">
            <text:p>0</text:p>
          </table:table-cell>
          <table:table-cell office:value-type="float" office:value="23177467" calcext:value-type="float">
            <text:p>2317746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3</text:p>
          </table:table-cell>
          <table:table-cell office:value-type="float" office:value="36.202177" calcext:value-type="float">
            <text:p>36.202177</text:p>
          </table:table-cell>
          <table:table-cell office:value-type="float" office:value="1325.043185" calcext:value-type="float">
            <text:p>1325.043185</text:p>
          </table:table-cell>
          <table:table-cell office:value-type="float" office:value="0" calcext:value-type="float">
            <text:p>0</text:p>
          </table:table-cell>
          <table:table-cell office:value-type="float" office:value="16508920" calcext:value-type="float">
            <text:p>165089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4</text:p>
          </table:table-cell>
          <table:table-cell office:value-type="float" office:value="49.02929" calcext:value-type="float">
            <text:p>49.02929</text:p>
          </table:table-cell>
          <table:table-cell office:value-type="float" office:value="1355.642587" calcext:value-type="float">
            <text:p>1355.642587</text:p>
          </table:table-cell>
          <table:table-cell office:value-type="float" office:value="0" calcext:value-type="float">
            <text:p>0</text:p>
          </table:table-cell>
          <table:table-cell office:value-type="float" office:value="16028279" calcext:value-type="float">
            <text:p>160282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5</text:p>
          </table:table-cell>
          <table:table-cell office:value-type="float" office:value="92.315203" calcext:value-type="float">
            <text:p>92.315203</text:p>
          </table:table-cell>
          <table:table-cell office:value-type="float" office:value="646.751908" calcext:value-type="float">
            <text:p>646.751908</text:p>
          </table:table-cell>
          <table:table-cell office:value-type="float" office:value="0" calcext:value-type="float">
            <text:p>0</text:p>
          </table:table-cell>
          <table:table-cell office:value-type="float" office:value="9109307" calcext:value-type="float">
            <text:p>91093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6</text:p>
          </table:table-cell>
          <table:table-cell office:value-type="float" office:value="48.517853" calcext:value-type="float">
            <text:p>48.517853</text:p>
          </table:table-cell>
          <table:table-cell office:value-type="float" office:value="1143.520929" calcext:value-type="float">
            <text:p>1143.520929</text:p>
          </table:table-cell>
          <table:table-cell office:value-type="float" office:value="0" calcext:value-type="float">
            <text:p>0</text:p>
          </table:table-cell>
          <table:table-cell office:value-type="float" office:value="11726286" calcext:value-type="float">
            <text:p>117262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7</text:p>
          </table:table-cell>
          <table:table-cell office:value-type="float" office:value="73.567179" calcext:value-type="float">
            <text:p>73.567179</text:p>
          </table:table-cell>
          <table:table-cell office:value-type="float" office:value="1242.049639" calcext:value-type="float">
            <text:p>1242.049639</text:p>
          </table:table-cell>
          <table:table-cell office:value-type="float" office:value="0" calcext:value-type="float">
            <text:p>0</text:p>
          </table:table-cell>
          <table:table-cell office:value-type="float" office:value="14585046" calcext:value-type="float">
            <text:p>145850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8</text:p>
          </table:table-cell>
          <table:table-cell office:value-type="float" office:value="96.622905" calcext:value-type="float">
            <text:p>96.622905</text:p>
          </table:table-cell>
          <table:table-cell office:value-type="float" office:value="847.351353" calcext:value-type="float">
            <text:p>847.351353</text:p>
          </table:table-cell>
          <table:table-cell office:value-type="float" office:value="0" calcext:value-type="float">
            <text:p>0</text:p>
          </table:table-cell>
          <table:table-cell office:value-type="float" office:value="9703751" calcext:value-type="float">
            <text:p>97037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49</text:p>
          </table:table-cell>
          <table:table-cell office:value-type="float" office:value="92.594762" calcext:value-type="float">
            <text:p>92.594762</text:p>
          </table:table-cell>
          <table:table-cell office:value-type="float" office:value="1048.486033" calcext:value-type="float">
            <text:p>1048.486033</text:p>
          </table:table-cell>
          <table:table-cell office:value-type="float" office:value="0" calcext:value-type="float">
            <text:p>0</text:p>
          </table:table-cell>
          <table:table-cell office:value-type="float" office:value="11849873" calcext:value-type="float">
            <text:p>118498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0</text:p>
          </table:table-cell>
          <table:table-cell office:value-type="float" office:value="48.18112" calcext:value-type="float">
            <text:p>48.18112</text:p>
          </table:table-cell>
          <table:table-cell office:value-type="float" office:value="1723.890929" calcext:value-type="float">
            <text:p>1723.890929</text:p>
          </table:table-cell>
          <table:table-cell office:value-type="float" office:value="0" calcext:value-type="float">
            <text:p>0</text:p>
          </table:table-cell>
          <table:table-cell office:value-type="float" office:value="27204810" calcext:value-type="float">
            <text:p>272048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1</text:p>
          </table:table-cell>
          <table:table-cell office:value-type="float" office:value="64.203221" calcext:value-type="float">
            <text:p>64.203221</text:p>
          </table:table-cell>
          <table:table-cell office:value-type="float" office:value="1588.588979" calcext:value-type="float">
            <text:p>1588.588979</text:p>
          </table:table-cell>
          <table:table-cell office:value-type="float" office:value="0" calcext:value-type="float">
            <text:p>0</text:p>
          </table:table-cell>
          <table:table-cell office:value-type="float" office:value="25412249" calcext:value-type="float">
            <text:p>2541224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2</text:p>
          </table:table-cell>
          <table:table-cell office:value-type="float" office:value="74.873863" calcext:value-type="float">
            <text:p>74.873863</text:p>
          </table:table-cell>
          <table:table-cell office:value-type="float" office:value="714.880603" calcext:value-type="float">
            <text:p>714.880603</text:p>
          </table:table-cell>
          <table:table-cell office:value-type="float" office:value="0" calcext:value-type="float">
            <text:p>0</text:p>
          </table:table-cell>
          <table:table-cell office:value-type="float" office:value="7662165" calcext:value-type="float">
            <text:p>76621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3</text:p>
          </table:table-cell>
          <table:table-cell office:value-type="float" office:value="95.559487" calcext:value-type="float">
            <text:p>95.559487</text:p>
          </table:table-cell>
          <table:table-cell office:value-type="float" office:value="381.849722" calcext:value-type="float">
            <text:p>381.849722</text:p>
          </table:table-cell>
          <table:table-cell office:value-type="float" office:value="0" calcext:value-type="float">
            <text:p>0</text:p>
          </table:table-cell>
          <table:table-cell office:value-type="float" office:value="4855565" calcext:value-type="float">
            <text:p>48555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4</text:p>
          </table:table-cell>
          <table:table-cell office:value-type="float" office:value="74.861023" calcext:value-type="float">
            <text:p>74.861023</text:p>
          </table:table-cell>
          <table:table-cell office:value-type="float" office:value="947.526336" calcext:value-type="float">
            <text:p>947.526336</text:p>
          </table:table-cell>
          <table:table-cell office:value-type="float" office:value="0" calcext:value-type="float">
            <text:p>0</text:p>
          </table:table-cell>
          <table:table-cell office:value-type="float" office:value="14231099" calcext:value-type="float">
            <text:p>14231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5</text:p>
          </table:table-cell>
          <table:table-cell office:value-type="float" office:value="62.414177" calcext:value-type="float">
            <text:p>62.414177</text:p>
          </table:table-cell>
          <table:table-cell office:value-type="float" office:value="1104.368943" calcext:value-type="float">
            <text:p>1104.368943</text:p>
          </table:table-cell>
          <table:table-cell office:value-type="float" office:value="0" calcext:value-type="float">
            <text:p>0</text:p>
          </table:table-cell>
          <table:table-cell office:value-type="float" office:value="17750210" calcext:value-type="float">
            <text:p>17750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6</text:p>
          </table:table-cell>
          <table:table-cell office:value-type="float" office:value="95.268957" calcext:value-type="float">
            <text:p>95.268957</text:p>
          </table:table-cell>
          <table:table-cell office:value-type="float" office:value="712.0904" calcext:value-type="float">
            <text:p>712.0904</text:p>
          </table:table-cell>
          <table:table-cell office:value-type="float" office:value="0" calcext:value-type="float">
            <text:p>0</text:p>
          </table:table-cell>
          <table:table-cell office:value-type="float" office:value="10936503" calcext:value-type="float">
            <text:p>109365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7</text:p>
          </table:table-cell>
          <table:table-cell office:value-type="float" office:value="70.722041" calcext:value-type="float">
            <text:p>70.722041</text:p>
          </table:table-cell>
          <table:table-cell office:value-type="float" office:value="680.238619" calcext:value-type="float">
            <text:p>680.238619</text:p>
          </table:table-cell>
          <table:table-cell office:value-type="float" office:value="0" calcext:value-type="float">
            <text:p>0</text:p>
          </table:table-cell>
          <table:table-cell office:value-type="float" office:value="14376410" calcext:value-type="float">
            <text:p>1437641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8</text:p>
          </table:table-cell>
          <table:table-cell office:value-type="float" office:value="26.539055" calcext:value-type="float">
            <text:p>26.539055</text:p>
          </table:table-cell>
          <table:table-cell office:value-type="float" office:value="375.031128" calcext:value-type="float">
            <text:p>375.031128</text:p>
          </table:table-cell>
          <table:table-cell office:value-type="float" office:value="0" calcext:value-type="float">
            <text:p>0</text:p>
          </table:table-cell>
          <table:table-cell office:value-type="float" office:value="10704378" calcext:value-type="float">
            <text:p>107043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2:59</text:p>
          </table:table-cell>
          <table:table-cell office:value-type="float" office:value="14.043525" calcext:value-type="float">
            <text:p>14.043525</text:p>
          </table:table-cell>
          <table:table-cell office:value-type="float" office:value="85.828004" calcext:value-type="float">
            <text:p>85.828004</text:p>
          </table:table-cell>
          <table:table-cell office:value-type="float" office:value="0" calcext:value-type="float">
            <text:p>0</text:p>
          </table:table-cell>
          <table:table-cell office:value-type="float" office:value="1930336" calcext:value-type="float">
            <text:p>19303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0</text:p>
          </table:table-cell>
          <table:table-cell office:value-type="float" office:value="3.902666" calcext:value-type="float">
            <text:p>3.902666</text:p>
          </table:table-cell>
          <table:table-cell office:value-type="float" office:value="42.584273" calcext:value-type="float">
            <text:p>42.584273</text:p>
          </table:table-cell>
          <table:table-cell office:value-type="float" office:value="0" calcext:value-type="float">
            <text:p>0</text:p>
          </table:table-cell>
          <table:table-cell office:value-type="float" office:value="1153835" calcext:value-type="float">
            <text:p>11538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1</text:p>
          </table:table-cell>
          <table:table-cell office:value-type="float" office:value="1.017406" calcext:value-type="float">
            <text:p>1.017406</text:p>
          </table:table-cell>
          <table:table-cell office:value-type="float" office:value="10.950271" calcext:value-type="float">
            <text:p>10.950271</text:p>
          </table:table-cell>
          <table:table-cell office:value-type="float" office:value="0" calcext:value-type="float">
            <text:p>0</text:p>
          </table:table-cell>
          <table:table-cell office:value-type="float" office:value="278864" calcext:value-type="float">
            <text:p>278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2</text:p>
          </table:table-cell>
          <table:table-cell office:value-type="float" office:value="0.235147" calcext:value-type="float">
            <text:p>0.235147</text:p>
          </table:table-cell>
          <table:table-cell office:value-type="float" office:value="5.458699" calcext:value-type="float">
            <text:p>5.458699</text:p>
          </table:table-cell>
          <table:table-cell office:value-type="float" office:value="0" calcext:value-type="float">
            <text:p>0</text:p>
          </table:table-cell>
          <table:table-cell office:value-type="float" office:value="82750" calcext:value-type="float">
            <text:p>82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3</text:p>
          </table:table-cell>
          <table:table-cell office:value-type="float" office:value="0.073013" calcext:value-type="float">
            <text:p>0.073013</text:p>
          </table:table-cell>
          <table:table-cell office:value-type="float" office:value="0.808522" calcext:value-type="float">
            <text:p>0.808522</text:p>
          </table:table-cell>
          <table:table-cell office:value-type="float" office:value="0" calcext:value-type="float">
            <text:p>0</text:p>
          </table:table-cell>
          <table:table-cell office:value-type="float" office:value="20279" calcext:value-type="float">
            <text:p>2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4</text:p>
          </table:table-cell>
          <table:table-cell office:value-type="float" office:value="0.089151" calcext:value-type="float">
            <text:p>0.089151</text:p>
          </table:table-cell>
          <table:table-cell office:value-type="float" office:value="0.455109" calcext:value-type="float">
            <text:p>0.455109</text:p>
          </table:table-cell>
          <table:table-cell office:value-type="float" office:value="0" calcext:value-type="float">
            <text:p>0</text:p>
          </table:table-cell>
          <table:table-cell office:value-type="float" office:value="35619" calcext:value-type="float">
            <text:p>35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53:05</text:p>
          </table:table-cell>
          <table:table-cell office:value-type="float" office:value="0.081914" calcext:value-type="float">
            <text:p>0.081914</text:p>
          </table:table-cell>
          <table:table-cell office:value-type="float" office:value="0.336119" calcext:value-type="float">
            <text:p>0.336119</text:p>
          </table:table-cell>
          <table:table-cell office:value-type="float" office:value="0" calcext:value-type="float">
            <text:p>0</text:p>
          </table:table-cell>
          <table:table-cell office:value-type="float" office:value="35446" calcext:value-type="float">
            <text:p>3544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3" meta:object-count="0"/>
    <meta:generator>LibreOffice/5.4.0.3$Linux_X86_64 LibreOffice_project/7556cbc6811c9d992f4064ab9287069087d7f62c</meta:generator>
  </office:meta>
</office:document-meta>
</file>